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SC Regular" svg:font-family="'Noto Sans SC Regular'" style:font-family-generic="system" style:font-pitch="variable"/>
  </office:font-face-decls>
  <office:automatic-styles>
    <style:style style:name="co1" style:family="table-column">
      <style:table-column-properties fo:break-before="auto" style:column-width="4.592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00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able-cell-properties fo:background-color="#ffff00"/>
    </style:style>
    <style:style style:name="ce5" style:family="table-cell" style:parent-style-name="Default">
      <style:table-cell-properties fo:background-color="#81d41a"/>
    </style:style>
    <style:style style:name="ce3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Default"/>
        <table:table-row table:style-name="ro1">
          <table:table-cell office:value-type="string" calcext:value-type="string">
            <text:p>TODO</text:p>
          </table:table-cell>
          <table:table-cell table:style-name="Default"/>
          <table:table-cell/>
        </table:table-row>
        <table:table-row table:style-name="ro1" table:number-rows-repeated="2"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task</text:p>
          </table:table-cell>
          <table:table-cell table:style-name="Default" office:value-type="string" calcext:value-type="string">
            <text:p>priority</text:p>
          </table:table-cell>
          <table:table-cell office:value-type="string" calcext:value-type="string">
            <text:p>status</text:p>
          </table:table-cell>
        </table:table-row>
        <table:table-row table:style-name="ro1">
          <table:table-cell table:style-name="ce6" office:value-type="string" calcext:value-type="string">
            <text:p>files on side TODO: ui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table:style-name="ce6" office:value-type="string" calcext:value-type="string">
            <text:p>documentations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table:style-name="ce5" office:value-type="string" calcext:value-type="string">
            <text:p>new document edited when save must prompt new file save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table:style-name="ce5" office:value-type="string" calcext:value-type="string">
            <text:p>search plugin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table:style-name="ce5" office:value-type="string" calcext:value-type="string">
            <text:p>prompt save file if get closed but edited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different shell themes adapting</text:p>
          </table:table-cell>
          <table:table-cell table:style-name="Default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6" office:value-type="string" calcext:value-type="string">
            <text:p>ui event manager</text:p>
          </table:table-cell>
          <table:table-cell table:style-name="Default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key press loop plugins only registered plugins</text:p>
          </table:table-cell>
          <table:table-cell table:style-name="Default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3" office:value-type="string" calcext:value-type="string">
            <text:p>make get plugins efficient</text:p>
          </table:table-cell>
          <table:table-cell table:style-name="Default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5" office:value-type="string" calcext:value-type="string">
            <text:p>auto place cursor in sourceview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command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oggle comments</text:p>
          </table:table-cell>
          <table:table-cell table:style-name="Default" office:value-type="float" office:value="1.5" calcext:value-type="float">
            <text:p>1.5</text:p>
          </table:table-cell>
          <table:table-cell/>
        </table:table-row>
        <table:table-row table:style-name="ro1">
          <table:table-cell table:style-name="ce6" office:value-type="string" calcext:value-type="string">
            <text:p>side menus like open save TODO: close btn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table:style-name="ce5" office:value-type="string" calcext:value-type="string">
            <text:p>smart hom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table:style-name="ce5" office:value-type="string" calcext:value-type="string">
            <text:p>status bar/notify message(i.e. file saved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app icon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check if file got updated externally, so reload file option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5" office:value-type="string" calcext:value-type="string">
            <text:p>highlight select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themes plugin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open recent file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new window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5" office:value-type="string" calcext:value-type="string">
            <text:p>open file/s from command line args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Fix: Ctrl+z on freshly open file erase!!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tree view</text:p>
          </table:table-cell>
          <table:table-cell table:style-name="Default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lazy plugin mngr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close, min, max btns hover show x + -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open project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5" office:value-type="string" calcext:value-type="string">
            <text:p>top margin in sourceview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chocolate them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drag/drop file to editor must open file not path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updater plugin</text:p>
          </table:table-cell>
          <table:table-cell office:value-type="float" office:value="3" calcext:value-type="float">
            <text:p>3</text:p>
          </table:table-cell>
          <table:table-cell/>
        </table:table-row>
      </table:table>
      <table:named-expressions/>
      <table:database-ranges>
        <table:database-range table:name="__Anonymous_Sheet_DB__0" table:target-range-address="Sheet1.A4:Sheet1.C35" table:display-filter-buttons="tru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SC Regular" svg:font-family="'Noto Sans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SC Regular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7">00/00/0000</text:date>, <text:time style:data-style-name="N2" text:time-value="10:55:54.53434792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2-14T00:28:44.923619058</meta:creation-date>
    <dc:date>2020-02-17T12:22:29.991875616</dc:date>
    <meta:editing-duration>PT1H56M57S</meta:editing-duration>
    <meta:editing-cycles>76</meta:editing-cycles>
    <meta:generator>LibreOffice/6.4.0.3$Linux_X86_64 LibreOffice_project/40$Build-3</meta:generator>
    <meta:document-statistic meta:table-count="1" meta:cell-count="78" meta:object-count="0"/>
  </office:meta>
</office:document-meta>
</file>